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6.925in" fo:break-before="auto" fo:break-after="auto" table:align="margins" style:writing-mode="page"/>
    </style:style>
    <style:style style:name="Table2.A" style:family="table-column">
      <style:table-column-properties style:column-width="6.925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925in" table:align="margins" style:writing-mode="page"/>
    </style:style>
    <style:style style:name="Table1.A" style:family="table-column">
      <style:table-column-properties style:column-width="6.925in" style:rel-column-width="65535*"/>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6.0417in" fo:margin-left="0.8896in" fo:margin-right="-0.0063in" fo:break-before="auto" fo:break-after="auto" table:align="margins" style:writing-mode="page"/>
    </style:style>
    <style:style style:name="Table3.A" style:family="table-column">
      <style:table-column-properties style:column-width="6.0417in" style:rel-column-width="8700*"/>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0625in" fo:margin-left="0.8688in" fo:margin-right="-0.0063in" fo:break-before="auto" fo:break-after="auto" table:align="margins" style:writing-mode="page"/>
    </style:style>
    <style:style style:name="Table4.A" style:family="table-column">
      <style:table-column-properties style:column-width="6.0625in" style:rel-column-width="8730*"/>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925in" fo:break-before="auto" fo:break-after="auto" table:align="margins" style:writing-mode="page"/>
    </style:style>
    <style:style style:name="Table5.A" style:family="table-column">
      <style:table-column-properties style:column-width="6.925in" style:rel-column-width="65535*"/>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6.925in" table:align="margins" style:writing-mode="page"/>
    </style:style>
    <style:style style:name="Table6.A" style:family="table-column">
      <style:table-column-properties style:column-width="6.925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925in" table:align="margins" style:writing-mode="page"/>
    </style:style>
    <style:style style:name="Table7.A" style:family="table-column">
      <style:table-column-properties style:column-width="6.925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925in" fo:break-before="auto" fo:break-after="auto" table:align="margins" style:writing-mode="page"/>
    </style:style>
    <style:style style:name="Table8.A" style:family="table-column">
      <style:table-column-properties style:column-width="6.925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925in" fo:break-before="auto" fo:break-after="auto" table:align="margins" style:writing-mode="page"/>
    </style:style>
    <style:style style:name="Table9.A" style:family="table-column">
      <style:table-column-properties style:column-width="6.925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925in" fo:break-before="auto" fo:break-after="auto" table:align="margins" style:writing-mode="page"/>
    </style:style>
    <style:style style:name="Table10.A" style:family="table-column">
      <style:table-column-properties style:column-width="6.925in" style:rel-column-width="65535*"/>
    </style:style>
    <style:style style:name="Table10.A1" style:family="table-cell">
      <style:table-cell-properties fo:background-color="#e6e6e6" fo:padding="0.0382in" fo:border="0.0007in solid #000000">
        <style:background-image/>
      </style:table-cell-properties>
    </style:style>
    <style:style style:name="Table11" style:family="table">
      <style:table-properties style:width="6.925in" fo:break-before="auto" fo:break-after="auto" table:align="margins" style:writing-mode="page"/>
    </style:style>
    <style:style style:name="Table11.A" style:family="table-column">
      <style:table-column-properties style:column-width="6.925in" style:rel-column-width="65535*"/>
    </style:style>
    <style:style style:name="Table11.A1" style:family="table-cell">
      <style:table-cell-properties fo:background-color="#e6e6e6" fo:padding="0.0382in" fo:border="0.0007in solid #000000">
        <style:background-image/>
      </style:table-cell-properties>
    </style:style>
    <style:style style:name="Table12" style:family="table">
      <style:table-properties style:width="6.925in" fo:break-before="auto" fo:break-after="auto" table:align="margins" style:writing-mode="page"/>
    </style:style>
    <style:style style:name="Table12.A" style:family="table-column">
      <style:table-column-properties style:column-width="6.925in" style:rel-column-width="65535*"/>
    </style:style>
    <style:style style:name="Table12.A1" style:family="table-cell">
      <style:table-cell-properties fo:background-color="#e6e6e6" fo:padding="0.0382in" fo:border="0.0007in solid #000000">
        <style:background-image/>
      </style:table-cell-properties>
    </style:style>
    <style:style style:name="Table13" style:family="table">
      <style:table-properties style:width="6.925in" fo:break-before="auto" fo:break-after="auto" table:align="margins" style:writing-mode="page"/>
    </style:style>
    <style:style style:name="Table13.A" style:family="table-column">
      <style:table-column-properties style:column-width="6.925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925in" fo:break-before="auto" fo:break-after="auto" table:align="margins" style:writing-mode="page"/>
    </style:style>
    <style:style style:name="Table14.A" style:family="table-column">
      <style:table-column-properties style:column-width="6.925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925in" table:align="margins" style:writing-mode="page"/>
    </style:style>
    <style:style style:name="Table15.A" style:family="table-column">
      <style:table-column-properties style:column-width="6.925in" style:rel-column-width="65535*"/>
    </style:style>
    <style:style style:name="Table15.A1" style:family="table-cell">
      <style:table-cell-properties fo:background-color="#e6e6e6" fo:padding="0.0382in" fo:border="0.0007in solid #000000">
        <style:background-image/>
      </style:table-cell-properties>
    </style:style>
    <style:style style:name="P1" style:family="paragraph" style:parent-style-name="Heading_20_1" style:master-page-name="Right_20_Page"/>
    <style:style style:name="P2" style:family="paragraph" style:parent-style-name="List_20_Contents" style:list-style-name="L2"/>
    <style:style style:name="P3" style:family="paragraph" style:parent-style-name="Preformatted_20_Text">
      <style:paragraph-properties fo:text-align="justify" style:justify-single-word="false"/>
    </style:style>
    <style:style style:name="P4" style:family="paragraph" style:parent-style-name="List_20_Contents" style:list-style-name="L3"/>
    <style:style style:name="P5" style:family="paragraph" style:parent-style-name="List_20_Contents" style:list-style-name="L4"/>
    <style:style style:name="P6" style:family="paragraph" style:parent-style-name="List_20_Contents" style:list-style-name="L5"/>
    <style:style style:name="P7" style:family="paragraph" style:parent-style-name="First_20_line_20_indent">
      <style:paragraph-properties fo:margin-left="0in" fo:margin-right="0in" fo:text-indent="0in" style:auto-text-indent="false"/>
    </style:style>
    <style:style style:name="P8" style:family="paragraph" style:parent-style-name="List_20_Contents" style:list-style-name="L6"/>
    <style:style style:name="P9" style:family="paragraph" style:parent-style-name="List_20_Contents" style:list-style-name="L6">
      <style:paragraph-properties fo:margin-left="0in" fo:margin-right="0in" fo:text-indent="0in" style:auto-text-indent="false"/>
    </style:style>
    <style:style style:name="P10"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11" style:family="paragraph" style:parent-style-name="Preformatted_20_Text">
      <style:paragraph-properties fo:text-align="start" style:justify-single-word="false"/>
    </style:style>
    <style:style style:name="T1" style:family="text" style:parent-style-name="API_2f_library_20_Name">
      <style:text-properties fo:font-style="italic" style:font-style-asian="italic" style:font-style-complex="italic"/>
    </style:style>
    <style:style style:name="T2" style:family="text">
      <style:text-properties fo:language="none" fo:country="none"/>
    </style:style>
    <style:style style:name="T3"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4"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5" style:family="text" style:parent-style-name="Variable_20_Name">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8"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9" style:family="text">
      <style:text-properties fo:font-variant="normal" fo:text-transform="none" fo:font-style="normal" fo:font-weight="bold" style:font-style-asian="normal" style:font-weight-asian="bold" style:font-style-complex="normal" style:font-weight-complex="bold"/>
    </style:style>
    <style:style style:name="T10" style:family="text" style:parent-style-name="Function_20_Name">
      <style:text-properties fo:font-variant="normal" fo:text-transform="none" fo:font-style="normal" fo:font-weight="bold" style:font-style-asian="normal" style:font-weight-asian="normal" style:font-style-complex="normal" style:font-weight-complex="normal"/>
    </style:style>
    <style:style style:name="T11" style:family="text" style:parent-style-name="Preformatted_20_text">
      <style:text-properties fo:font-weight="bold" style:font-weight-asian="bold" style:font-weight-complex="bold"/>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alidator Library Developer’s Guide</text:h>
      <text:p text:style-name="First_20_line_20_indent">This section describes how one can use the interfaces provided by the validator library, <text:span text:style-name="T1">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1">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2">
        <text:list-item>
          <text:p text:style-name="P2">Instrumentation – making applications capable of seeing DNSSEC results </text:p>
        </text:list-item>
        <text:list-item>
          <text:p text:style-name="P2">Action – making applications act upon DNSSEC results </text:p>
        </text:list-item>
        <text:list-item>
          <text:p text:style-name="P2">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2"><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2"><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3">res_query()</text:span>, <text:span text:style-name="T3">gethostbyname()</text:span><text:span text:style-name="Function_20_Name"> </text:span>and <text:span text:style-name="T3">getaddrinfo()</text:span><text:span text:style-name="Function_20_Name"> </text:span>from the <text:span text:style-name="T1">libres(3)</text:span> for name resolution can be easily made DNSSEC-aware by using similarly named interfaces provided by the validator library - <text:span text:style-name="T3">val_query()</text:span><text:span text:style-name="Function_20_Name">,</text:span> <text:span text:style-name="T3">val_gethostbyname()</text:span> and <text:span text:style-name="T3">val_getaddrinfo()</text:span><text:note text:id="ftn1" text:note-class="footnote"><text:note-citation>1</text:note-citation><text:note-body><text:p text:style-name="First_20_line_20_indent">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3">val_query()</text:span>, <text:span text:style-name="T3">val_gethostbyname()</text:span> and <text:span text:style-name="T3">val_getaddrinfo()</text:span> are given below:</text:p>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First_20_line_20_indent"/>
      <text:p text:style-name="First_20_line_20_indent"><text:span text:style-name="T3">val_query()</text:span>, <text:span text:style-name="T3">val_gethostbyname()</text:span> and <text:span text:style-name="T3">val_getaddrinfo()</text:span> are semantically equivalent to <text:span text:style-name="T3">res_query()</text:span>, <text:span text:style-name="T3">gethostbyname()</text:span> and <text:span text:style-name="T3">getaddrinfo()</text:span> respectively, with slightly differing syntaxes.</text:p>
      <text:p text:style-name="First_20_line_20_indent">The essential difference between the interfaces provided by <text:span text:style-name="T1">libval(3)</text:span> and <text:span text:style-name="T1">libres(3)</text:span> is that the former includes additional parameters for controlling the behavior and for returning the value of the dnssec status, which the <text:span text:style-name="T1">libres</text:span> interfaces do not provide. Setting all DNSSEC-relevant value-parameters in interfaces exported by the <text:span text:style-name="API_2f_library_20_Name">libval</text:span> library to <text:span text:style-name="T4">NULL</text:span> provides the default validator behavior using the default validator policy. Configuration of the validator policy is described in section <text:span text:style-name="T2"><text:reference-ref text:reference-format="chapter" text:ref-name="BMconfiguration">1.4</text:reference-ref></text:span>.</text:p>
      <text:p text:style-name="First_20_line_20_indent">Return values from each of the libval APIs are similar to their <text:span text:style-name="T1">libres(3)</text:span> counterparts and similar tests for success and failure must be made following invocation of these calls. Also, the structures allocated by the <text:span text:style-name="T3">val_gethostbyname()</text:span> and <text:span text:style-name="T3">val_getaddrinfo()</text:span> interfaces must be free’d once they are no longer required using <text:span text:style-name="T3">val_freehostent()</text:span> and <text:span text:style-name="T3">val_freeaddrinfo()</text:span> interfaces respectively.</text:p>
      <text:p text:style-name="First_20_line_20_indent">The following code snippet gives an example of how one might change code using existing libres interfaces in place of the ones provided by <text:span text:style-name="T1">libval(3)</text:span>.</text:p>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define BUFLEN 8096</text:p>
            <text:p text:style-name="Preformatted_20_Text"><text:s text:c="125"/></text:p>
            <text:p text:style-name="Preformatted_20_Text">int use_val_query(int argc, char *argv[])</text:p>
            <text:p text:style-name="Preformatted_20_Text">{</text:p>
            <text:p text:style-name="Preformatted_20_Text"><text:s text:c="4"/>int dnssec_status = ERROR;</text:p>
            <text:p text:style-name="Preformatted_20_Text"><text:s text:c="4"/>int anslen = NETDB_INTERNAL;</text:p>
            <text:p text:style-name="Preformatted_20_Text"><text:s text:c="4"/>int class = ns_c_in;</text:p>
            <text:p text:style-name="Preformatted_20_Text"><text:s text:c="4"/>int type = ns_t_a;</text:p>
            <text:p text:style-name="Preformatted_20_Text"><text:s text:c="4"/>char buf[BUFLEN];</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bzero(buf, BUFLEN);</text:p>
            <text:p text:style-name="Preformatted_20_Text"><text:s text:c="4"/>anslen = val_query(argv[1], class, type, buf, BUFLEN, 0, &amp;dnssec_status);</text:p>
            <text:p text:style-name="Preformatted_20_Text"><text:s text:c="4"/>if (anslen &gt; 0)</text:p>
            <text:p text:style-name="Preformatted_20_Text"><text:s text:c="8"/>printf("DNSSEC Status = %d [%s]\n", dnssec_status, p_val_error(dnssec_status));</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int dnssec_status = ERROR;</text:p>
            <text:p text:style-name="Preformatted_20_Text"><text:s text:c="4"/>int val_h_errno = NETDB_INTERNAL;</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argv[1], &amp;val_h_errno);</text:p>
            <text:p text:style-name="Preformatted_20_Text"><text:s text:c="4"/>printf("h_errno = %d [%s]\n", val_h_errno,</text:p>
            <text:p text:style-name="Preformatted_20_Text"><text:s text:c="4"/>hstrerror(val_h_errno));</text:p>
            <text:p text:style-name="Preformatted_20_Text"><text:s text:c="4"/>if (h) {</text:p>
            <text:p text:style-name="Preformatted_20_Text"><text:s text:c="8"/>dnssec_status = val_get_hostent_dnssec_status(h);</text:p>
            <text:p text:style-name="Preformatted_20_Text"><text:s text:c="8"/>printf("DNSSEC Status = %d [%s]\n", dnssec_status, p_val_error(dnssec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dnssec_status = ERROR;</text:p>
            <text:p text:style-name="Preformatted_20_Text"><text:s text:c="4"/>struct 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ainfo = val_getaddrinfo(argv[1]);</text:p>
            <text:p text:style-name="Preformatted_20_Text"><text:s text:c="125"/></text:p>
            <text:p text:style-name="Preformatted_20_Text"><text:s text:c="4"/>if (ainfo) {</text:p>
            <text:p text:style-name="Preformatted_20_Text"><text:s text:c="8"/>dnssec_status = val_get_addrinfo_dnssec_status(h);</text:p>
            <text:p text:style-name="Preformatted_20_Text"><text:s text:c="8"/>printf("DNSSEC Status = %d [%s]\n", dnssec_status,</text:p>
            <text:p text:style-name="Preformatted_20_Text"><text:s text:c="29"/>p_val_error(dnssec_status));</text:p>
            <text:p text:style-name="Preformatted_20_Text"><text:s text:c="8"/>val_freeaddrinfo(h);</text:p>
            <text:p text:style-name="Preformatted_20_Text"><text:s text:c="4"/>}</text:p>
            <text:p text:style-name="Preformatted_20_Text"><text:s text:c="125"/></text:p>
            <text:p text:style-name="Preformatted_20_Text"><text:s text:c="4"/>return 0;</text:p>
            <text:p text:style-name="Preformatted_20_Text">}</text:p>
            <text:p text:style-name="P3"/>
          </table:table-cell>
        </table:table-row>
      </table:table>
      <text:p text:style-name="First_20_line_20_indent"/>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3">
        <text:list-item>
          <text:p text:style-name="P4">The <text:span text:style-name="T5">dnssec_status</text:span> result parameter in <text:span text:style-name="T3">val_query()</text:span> directly returns the DNSSEC status resulting from this call.</text:p>
        </text:list-item>
        <text:list-item>
          <text:p text:style-name="P4"><text:span text:style-name="T3">val_get_hostent_dnssec_status()</text:span> returns the DNSSEC status obtained after a call to <text:span text:style-name="T3">val_gethostbyname()</text:span>. Its prototype is as follows:</text:p>
        </text:list-item>
      </text:list>
      <text:p text:style-name="ParagraphSpacing"/>
      <table:table table:name="Table3" table:style-name="Table3">
        <table:table-column table:style-name="Table3.A"/>
        <table:table-header-rows>
          <table:table-row>
            <table:table-cell table:style-name="Table3.A1" office:value-type="string">
              <text:p text:style-name="Preformatted_20_Text"><text:s text:c="4"/>int val_get_hostent_dnssec_status(const struct hostent *hentry);</text:p>
            </table:table-cell>
          </table:table-row>
        </table:table-header-rows>
      </table:table>
      <text:p text:style-name="ParagraphSpacing"/>
      <text:list text:style-name="L4">
        <text:list-item>
          <text:p text:style-name="P5"><text:span text:style-name="T3">val_get_addrinfo_dnssec_status()</text:span> returns the DNSSEC status obtained after a call to <text:span text:style-name="T3">val_getaddrinfo()</text:span>. Its prototype is as follows:</text:p>
        </text:list-item>
      </text:list>
      <text:p text:style-name="ParagraphSpacing"/>
      <table:table table:name="Table4" table:style-name="Table4">
        <table:table-column table:style-name="Table4.A"/>
        <table:table-header-rows>
          <table:table-row>
            <table:table-cell table:style-name="Table4.A1" office:value-type="string">
              <text:p text:style-name="Preformatted_20_Text"><text:s text:c="4"/>int val_get_addrinfo_dnssec_status(const struct addrinfo *ainfo);</text:p>
            </table:table-cell>
          </table:table-row>
        </table:table-header-rows>
      </table:table>
      <text:p text:style-name="ParagraphSpacing"/>
      <text:p text:style-name="First_20_line_20_indent">The different DNSSEC status values that can be returned are listed below.</text:p>
      <text:list text:style-name="L5">
        <text:list-item>
          <text:p text:style-name="P6"><text:span text:style-name="T6">BARE_RRSIG</text:span> No DNSSEC validation possible, query was for an RRSIG. There is really no reason why applications would need to check for the validity of an RRSIG itself. </text:p>
        </text:list-item>
        <text:list-item>
          <text:p text:style-name="P6"><text:span text:style-name="T6">VALIDATE_SUCCESS</text:span> Answer received and validated successfully. </text:p>
        </text:list-item>
        <text:list-item>
          <text:p text:style-name="P6"><text:span text:style-name="T6">BOGUS_UNPROVABLE</text:span> Could not build a chain of trust for a failure condition. </text:p>
        </text:list-item>
        <text:list-item>
          <text:p text:style-name="P6"><text:span text:style-name="T6">BOGUS_PROVABLE</text:span> Failure condition that was provable. </text:p>
        </text:list-item>
        <text:list-item>
          <text:p text:style-name="P6"><text:span text:style-name="T6">VALIDATION_ERROR</text:span> Did not have sufficient or relevant data to complete validation, or encountered some DNS error. </text:p>
        </text:list-item>
        <text:list-item>
          <text:p text:style-name="P6"><text:span text:style-name="T6">NONEXISTENT_NAME</text:span> No name present, trusted, and proof present. </text:p>
        </text:list-item>
        <text:list-item>
          <text:p text:style-name="P6"><text:span text:style-name="T6">NONEXISTENT_TYPE</text:span> No type exists for name, trusted, and proof present. </text:p>
        </text:list-item>
        <text:list-item>
          <text:p text:style-name="P6"><text:span text:style-name="T6">INCOMPLETE_PROOF</text:span> Proof does not have all required components to prove non-existence. </text:p>
        </text:list-item>
        <text:list-item>
          <text:p text:style-name="P6"><text:span text:style-name="T6">BOGUS_PROOF</text:span> Proof of non-existence cannot be validated. </text:p>
        </text:list-item>
        <text:list-item>
          <text:p text:style-name="P6"><text:span text:style-name="T6">INDETERMINATE_DS</text:span> Can’t prove that the DS is trusted. </text:p>
        </text:list-item>
        <text:list-item>
          <text:p text:style-name="P6"><text:span text:style-name="T6">INDETERMINATE_PROOF</text:span> Some intermediate Proof of non-existence obtained don't know if answer exists and proof is bogus or answer is bogus. </text:p>
        </text:list-item>
        <text:list-item>
          <text:p text:style-name="P6"><text:span text:style-name="T6">INDETERMINATE_ERROR</text:span> Sequence of errors. </text:p>
        </text:list-item>
        <text:list-item>
          <text:p text:style-name="P6"><text:span text:style-name="T6">INDETERMINATE_TRUST</text:span> Don’t know if trust is absent or answer is bogus. </text:p>
        </text:list-item>
        <text:list-item>
          <text:p text:style-name="P6"><text:span text:style-name="T6">INDETERMINATE_ZONE</text:span> Don't know if zone is unsigned or signatures have been stripped. </text:p>
        </text:list-item>
      </text:list>
      <text:p text:style-name="ParagraphSpacing"/>
      <text:p text:style-name="First_20_line_20_indent">Of the above set of status values only <text:span text:style-name="T4">VALIDATE_SUCCESS</text:span>, <text:span text:style-name="T4">NONEXISTENT_NAME</text:span> and <text:span text:style-name="T4">NONEXISTENT_TYPE</text:span> represent the successful conditions. <text:span text:style-name="T4">VALIDATE_SUCCESS</text:span> indicates that the answer received was valid while <text:span text:style-name="T4">NONEXISTENT_NAME</text:span> and <text:span text:style-name="T4">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using the <text:span text:style-name="T3">p_val_error()</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again based on policy. Two scenarios are discussed - Web Browsers and Mail Transfer Agents.</text:p>
      <text:h text:style-name="Heading_20_3" text:outline-level="3">Web Browser</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7">The validator library reads configuration information from two separate files, <text:span text:style-name="T4">/etc/resolv.conf</text:span> and <text:span text:style-name="T4">/etc/dnsval.conf</text:span>.</text:p>
      <text:h text:style-name="Heading_20_3" text:outline-level="3">validator Resolver configuration</text:h>
      <text:p text:style-name="First_20_line_20_indent">Resolver configuration is specified in <text:span text:style-name="T4">/etc/resolv.conf</text:span>. Only the <text:span text:style-name="T4">nameserver</text:span> option is supported in the <text:span text:style-name="T4">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h text:style-name="Heading_20_3" text:outline-level="3">validator Policy configuration</text:h>
      <text:p text:style-name="First_20_line_20_indent">Validator policy configuration is specified in <text:span text:style-name="T4">/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reformatted_20_Text"><text:s text:c="4"/>&lt;label&gt; &lt;keyword&gt; &lt;additional-data&gt;;</text:p>
          </table:table-cell>
        </table:table-row>
      </table:table>
      <text:p text:style-name="ParagraphSpacing"/>
      <text:p text:style-name="First_20_line_20_indent"><text:span text:style-name="T7">label</text:span> is the context to which this policy applies and <text:span text:style-name="T7">keyword</text:span> is the specific policy component that is being configured. The format of <text:span text:style-name="T7">additional-data</text:span> depends on the keyword specified.</text:p>
      <text:p text:style-name="First_20_line_20_indent">Policy fragments are indexed by the <text:span text:style-name="T7">label</text:span> and <text:span text:style-name="T7">keyword</text:span>. If multiple policy fragments are defined for the same <text:span text:style-name="T7">label</text:span> and <text:span text:style-name="T7">keyword</text:span> combination then the last definition in the file is used.</text:p>
      <text:p text:style-name="First_20_line_20_indent">Currently two different values for <text:span text:style-name="T7">keyword</text:span> are defined: <text:span text:style-name="Preformatted_20_text">trust-anchor</text:span> and <text:span text:style-name="Preformatted_20_text">zone-security-expectation</text:span>.</text:p>
      <text:h text:style-name="Heading_20_3" text:outline-level="3">Trust Anchor configuration</text:h>
      <text:p text:style-name="P7">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text:p>
      <text:p text:style-name="First_20_line_20_indent">Applications can create a new validator context using the <text:span text:style-name="T3">get_context()</text:span> method, which has the following prototype.</text:p>
      <text:p text:style-name="ParagraphSpacing"/>
      <table:table table:name="Table8" table:style-name="Table8">
        <table:table-column table:style-name="Table8.A"/>
        <table:table-row>
          <table:table-cell table:style-name="Table8.A1" office:value-type="string">
            <text:p text:style-name="Preformatted_20_Text"><text:s text:c="4"/>int get_context(const char *label, val_context_t **newcontext);</text:p>
          </table:table-cell>
        </table:table-row>
      </table:table>
      <text:p text:style-name="ParagraphSpacing"/>
      <text:p text:style-name="First_20_line_20_indent">This method parses the resolver and validator configuration files and creates the handle <text:span text:style-name="T5">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3">switch_effective_policy()</text:span> method, which has the following prototype.</text:p>
      <text:p text:style-name="ParagraphSpacing"><text:s/></text:p>
      <table:table table:name="Table9" table:style-name="Table9">
        <table:table-column table:style-name="Table9.A"/>
        <table:table-row>
          <table:table-cell table:style-name="Table9.A1" office:value-type="string">
            <text:p text:style-name="Preformatted_20_Text"><text:s text:c="4"/>int switch_effective_policy(val_context_t *ctx, const char *label);</text:p>
          </table:table-cell>
        </table:table-row>
      </table:table>
      <text:p text:style-name="ParagraphSpacing"/>
      <text:p text:style-name="First_20_line_20_indent">The <text:span text:style-name="T5">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8">NULL</text:span> may also be used to represent the label for the default policy.</text:p>
      <text:p text:style-name="First_20_line_20_indent">Once a context is available, it is also possible to access the functionalities provided by <text:span text:style-name="T3">val_gethostbyname()</text:span>, <text:span text:style-name="T3">val_query()</text:span> and <text:span text:style-name="T3">val_getaddrinfo()</text:span><text:span text:style-name="Function_20_Name"> </text:span>within this context by using the <text:span text:style-name="T3">val_x_query()</text:span>, <text:span text:style-name="T3">val_x_gethostbyname()</text:span><text:span text:style-name="Function_20_Name"> </text:span>and <text:span text:style-name="T3">val_x_getaddrinfo()</text:span> interfaces respectively. The prototypes for these functions are given below.</text:p>
      <text:p text:style-name="ParagraphSpacing"/>
      <table:table table:name="Table10" table:style-name="Table10">
        <table:table-column table:style-name="Table10.A"/>
        <table:table-row>
          <table:table-cell table:style-name="Table10.A1" office:value-type="string">
            <text:p text:style-name="Preformatted_20_Text"><text:s text:c="4"/>int val_x_query(const val_context_t *ctx,</text:p>
            <text:p text:style-name="Preformatted_20_Text"><text:s text:c="8"/>const char *domain_name, const u_int16_t class,</text:p>
            <text:p text:style-name="Preformatted_20_Text"><text:s text:c="8"/>const u_int16_t type, const u_int8_t flags,</text:p>
            <text:p text:style-name="Preformatted_20_Text"><text:s text:c="8"/>struct response_t *resp, int *resp_count);</text:p>
            <text:p text:style-name="Preformatted_20_Text"><text:s text:c="125"/></text:p>
            <text:p text:style-name="Preformatted_20_Text"><text:s text:c="4"/>struct hostent *val_x_gethostbyname(const val_context_t *ctx,</text:p>
            <text:p text:style-name="Preformatted_20_Text"><text:s text:c="8"/>const char *name, int *h_errnop);</text:p>
            <text:p text:style-name="Preformatted_20_Text"><text:s text:c="125"/></text:p>
            <text:p text:style-name="Preformatted_20_Text"><text:s text:c="4"/>int val_x_getaddrinfo(const struct val_context *ctx,</text:p>
            <text:p text:style-name="Preformatted_20_Text"><text:s text:c="8"/>const char *nodename, const char *servname,</text:p>
            <text:p text:style-name="Preformatted_20_Text"><text:s text:c="8"/>const struct addrinfo *hints,</text:p>
            <text:p text:style-name="Preformatted_20_Text"><text:s text:c="8"/>struct addrinfo **res);</text:p>
          </table:table-cell>
        </table:table-row>
      </table:table>
      <text:p text:style-name="ParagraphSpacing"/>
      <text:p text:style-name="First_20_line_20_indent">If a <text:span text:style-name="T4">NULL</text:span> value is passed for the <text:span text:style-name="T5">ctx</text:span> parameter, the default validator context is used in each instance.</text:p>
      <text:p text:style-name="First_20_line_20_indent">While <text:span text:style-name="T3">val_x_gethostbyname()</text:span> and <text:span text:style-name="T3">val_x_getaddrinfo()</text:span> are functionally identical to <text:span text:style-name="T3">val_gethostbyname()</text:span> and <text:span text:style-name="T3">val_getaddrinfo()</text:span> respectively, <text:span text:style-name="T3">val_x_query()</text:span> and <text:span text:style-name="T3">val_query()</text:span> have some differences. </text:p>
      <text:p text:style-name="First_20_line_20_indent"><text:span text:style-name="T3">val_query()</text:span> gives applications that already use the <text:span text:style-name="T1">res_query(3)</text:span> interface a simple way to transition towards being DNSSEC-aware; it does not handle cases where multiple resource record sets may be returned for a query, each with a potentially different DNSSEC status. <text:span text:style-name="T3">val_x_query()</text:span> on the other hand provides this functionality by encapsulating its results within the following structure:</text:p>
      <text:p text:style-name="ParagraphSpacing"/>
      <table:table table:name="Table11" table:style-name="Table11">
        <table:table-column table:style-name="Table11.A"/>
        <table:table-header-rows>
          <table:table-row>
            <table:table-cell table:style-name="Table11.A1" office:value-type="string">
              <text:p text:style-name="Preformatted_20_Text"><text:s text:c="4"/>struct response_t {</text:p>
              <text:p text:style-name="Preformatted_20_Text"><text:s text:c="8"/>u_int8_t *response;</text:p>
              <text:p text:style-name="Preformatted_20_Text"><text:s text:c="8"/>int response_length;</text:p>
              <text:p text:style-name="Preformatted_20_Text"><text:s text:c="8"/>int validation_result;</text:p>
              <text:p text:style-name="Preformatted_20_Text"><text:s text:c="4"/>};</text:p>
            </table:table-cell>
          </table:table-row>
        </table:table-header-rows>
      </table:table>
      <text:p text:style-name="ParagraphSpacing"/>
      <text:p text:style-name="First_20_line_20_indent"><text:span text:style-name="T5">response</text:span>, <text:span text:style-name="T5">response_length</text:span> and <text:span text:style-name="T5">validation_result</text:span> are functionally similar to <text:span text:style-name="T5">answer</text:span>, <text:span text:style-name="T5">anslen</text:span> and <text:span text:style-name="T5">dnssec_status</text:span> respectively in <text:span text:style-name="T9">v</text:span><text:span text:style-name="T10">al_query()</text:span>. <text:span text:style-name="T5">resp</text:span> in <text:span text:style-name="T3">val_query()</text:span> is an array and must be allocated by the user to be of sufficient size to hold all the answers returned by the DNS name server. The <text:span text:style-name="T3">val_x_query()</text:span> function returns <text:span text:style-name="T4">NO_ERROR</text:span> on success.</text:p>
      <text:p text:style-name="First_20_line_20_indent">The number of answers actually available is returned in the <text:span text:style-name="T5">resp_count</text:span> parameter. In case <text:span text:style-name="T5">resp</text:span> is not large enough to hold all answers returned from <text:span text:style-name="T3">val_x_query()</text:span>, it returns an error code of <text:span text:style-name="T4">NO_SPACE</text:span> and <text:span text:style-name="T5">resp_count</text:span> is set to the total number of answers available. Applications may re-query after reallocating <text:span text:style-name="T5">resp</text:span> to this size. For queries that are not of type <text:span text:style-name="T4">ns_t_any</text:span> it is generally sufficient to allocate an array of three elements for <text:span text:style-name="T5">results</text:span>.</text:p>
      <text:p text:style-name="First_20_line_20_indent">Contexts that were created using the <text:span text:style-name="T3">get_context()</text:span> interface should be destroyed when they are no longer needed, using the <text:span text:style-name="T3">destroy_context()</text:span> method.</text:p>
      <text:p text:style-name="ParagraphSpacing"/>
      <table:table table:name="Table12" table:style-name="Table12">
        <table:table-column table:style-name="Table12.A"/>
        <table:table-row>
          <table:table-cell table:style-name="Table12.A1" office:value-type="string">
            <text:p text:style-name="Preformatted_20_Text"><text:s text:c="4"/>void destroy_context(val_context_t *context);</text:p>
          </table:table-cell>
        </table:table-row>
      </table:table>
      <text:p text:style-name="ParagraphSpacing"/>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3">resolve_n_check()</text:span> interface forms the core of the validator functionality and can be used to query a set of name servers for the <text:s/>tuple and to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resolve_n_check( val_context_t *context, u_char *domain_name_n,</text:p>
            <text:p text:style-name="Preformatted_20_Text"><text:s text:c="8"/>const u_int16_t type, const u_int16_t class, const u_int8_t flags,</text:p>
            <text:p text:style-name="Preformatted_20_Text"><text:s text:c="8"/>struct query_chain **queries, struct assertion_chain **assertions,</text:p>
            <text:p text:style-name="Preformatted_20_Text"><text:s text:c="8"/>struct val_result **results);</text:p>
          </table:table-cell>
        </table:table-row>
      </table:table>
      <text:p text:style-name="ParagraphSpacing"/>
      <text:p text:style-name="First_20_line_20_indent">The <text:span text:style-name="T5">domain_name_n</text:span> parameter is the queried name in DNS wire format. The conversion from host format to DNS wire format can be done using the <text:span text:style-name="T3">ns_name_pton()</text:span> <text:span text:style-name="T1">libres(3)</text:span> helper function that is also exported by <text:span text:style-name="T1">libval(3)</text:span>.</text:p>
      <text:p text:style-name="First_20_line_20_indent"><text:span text:style-name="T3">resolve_n_check()</text:span> returns <text:span text:style-name="T4">NO_ERROR</text:span> on success. Answers returned by <text:span text:style-name="T3">resolve_n_check()</text:span><text:span text:style-name="Function_20_Name"> </text:span>are made available in the <text:span text:style-name="T5">*results</text:span> array. Each answer is a distinct RRset; multiple RRs within the RRset are treated as the same answer. Multiple answers are possible when <text:span text:style-name="T5">type</text:span> is <text:span text:style-name="T4">ns_t_any</text:span> or when a proof of non-existence is returned in which case RRsets of type <text:span text:style-name="T4">ns_t_nsec</text:span> and <text:span text:style-name="T4">ns_t_soa</text:span> are also returned.</text:p>
      <text:p text:style-name="First_20_line_20_indent">Individual elements in <text:span text:style-name="Variable_20_Name">*</text:span><text:span text:style-name="T5">results</text:span> point to corresponding elements in the <text:span text:style-name="T5">**assertions</text:span> linked list. The assertions contain the actual RRsets returned by the name server in response to the query. The <text:span text:style-name="T5">**queries</text:span> linked-list provides a handle to the query that returned the data present within an assertion.</text:p>
      <text:p text:style-name="First_20_line_20_indent"><text:span text:style-name="T5">*queries</text:span>, <text:span text:style-name="T5">*assertions</text:span> and <text:span text:style-name="T5">*results</text:span> must be initially set to NULL. The <text:span text:style-name="API_2f_library_20_Name">libval</text:span> library internally allocates memory for these parameters so they must be freed by the invoking application using the <text:span text:style-name="T3">free_query_chain()</text:span>, <text:span text:style-name="T3">free_assertion_chain()</text:span> and <text:span text:style-name="T3">free_result_chain()</text:span> interfaces respectively.</text:p>
      <text:p text:style-name="ParagraphSpacing"/>
      <table:table table:name="Table14" table:style-name="Table14">
        <table:table-column table:style-name="Table14.A"/>
        <table:table-row>
          <table:table-cell table:style-name="Table14.A1" office:value-type="string">
            <text:p text:style-name="Preformatted_20_Text"><text:s text:c="8"/>void free_query_chain(struct query_chain **queries);</text:p>
            <text:p text:style-name="Preformatted_20_Text"><text:s text:c="8"/>void free_assertion_chain(struct assertion_chain **assertions);</text:p>
            <text:p text:style-name="Preformatted_20_Text"><text:s text:c="8"/>void free_result_chain(struct val_result **results);</text:p>
          </table:table-cell>
        </table:table-row>
      </table:table>
      <text:p text:style-name="ParagraphSpacing"/>
      <text:p text:style-name="First_20_line_20_indent">The three dimensions of <text:span text:style-name="T5">results</text:span>, <text:span text:style-name="T5">assertions</text:span> and <text:span text:style-name="T5">queries</text:span> allow the invoking application to select to investigate the DNSSEC validation status of a particular response in much detail. Most applications would only require <text:span text:style-name="T5">results</text:span> since this provides a single error code for representing the authenticity of returned data. Other more intrusive applications such as a DNSSEC troubleshooting utility may look at the individual assertions to identify what particular component in the chain-of-trust led to validation failure, if any.</text:p>
      <text:p text:style-name="First_20_line_20_indent">Upon completion of the <text:span text:style-name="T3">resolve_n_check()</text:span> call, the <text:span text:style-name="T5">ac_state</text:span> element within the assertion structure contains the validation status of a particular assertion. This generally contains a different than the final DNSSEC status returned by higher level applications since it applies only to the given assertion. Successful DNSSEC Status values can only be generated if every component in the chain of trust was validated and culminates with a trusted record. The <text:span text:style-name="T5">ac_state</text:span> field may contain the following values for an assertion:</text:p>
      <text:list text:style-name="L6">
        <text:list-item>
          <text:p text:style-name="P8"><text:span text:style-name="T11">DNSKEY_NOMATCH</text:span> RRSIG was created by a DNSKEY that does not exist in the apex keyset. </text:p>
        </text:list-item>
        <text:list-item>
          <text:p text:style-name="P8"><text:span text:style-name="T11">WRONG_LABEL_COUNT</text:span> The number of labels on the signature is greater than the the count given in the RRSIG RDATA. </text:p>
        </text:list-item>
        <text:list-item>
          <text:p text:style-name="P8"><text:span text:style-name="T11">SECURITY_LAME</text:span> RRSIG created by a key that does not exist in the parent DS record set. </text:p>
        </text:list-item>
        <text:list-item>
          <text:p text:style-name="P8"><text:span text:style-name="T11">NOT_A_ZONE_KEY</text:span> The key used to verify the RRSIG is not a zone key, but some other key such as the public key used for TSIG. </text:p>
        </text:list-item>
        <text:list-item>
          <text:p text:style-name="P8"><text:span text:style-name="T11">RRSIG_NOTYETACTIVE</text:span> The RRSIG record inception time is in the future. </text:p>
        </text:list-item>
        <text:list-item>
          <text:p text:style-name="P8"><text:span text:style-name="T11">RRSIG_EXPIRED</text:span> The RRSIG has expired. </text:p>
        </text:list-item>
        <text:list-item>
          <text:p text:style-name="P8"><text:span text:style-name="T11">ALGO_NOT_SUPPORTED</text:span> Algorithm in DNSKEY or RRSIG or DS is not supported.</text:p>
        </text:list-item>
        <text:list-item>
          <text:p text:style-name="P8"><text:span text:style-name="T11">UNKNOWN_ALGO</text:span> Unknown DNSKEY or RRSIG or DS algorithm.</text:p>
        </text:list-item>
        <text:list-item>
          <text:p text:style-name="P8"><text:span text:style-name="T11">RRSIG_VERIFIED</text:span> The RRSIG verified successfully. </text:p>
        </text:list-item>
        <text:list-item>
          <text:p text:style-name="P8"><text:span text:style-name="T11">RRSIG_VERIFY_FAILED</text:span> The RRSIG did not verify.</text:p>
        </text:list-item>
        <text:list-item>
          <text:p text:style-name="P8"><text:span text:style-name="T11">NOT_VERIFIED</text:span> Different RRSIGs failed for different reasons.</text:p>
        </text:list-item>
        <text:list-item>
          <text:p text:style-name="P8"><text:span text:style-name="T11">KEY_TOO_LARGE</text:span> The zone is using a key size that is too large as per local policy. </text:p>
        </text:list-item>
        <text:list-item>
          <text:p text:style-name="P8"><text:span text:style-name="T11">KEY_TOO_SMALL</text:span> The zone is using a key size that is too small as per local policy.</text:p>
        </text:list-item>
        <text:list-item>
          <text:p text:style-name="P8"><text:span text:style-name="T11">KEY_NOT_AUTHORIZED</text:span> The zone is using a key that is not authorized as per local policy. </text:p>
        </text:list-item>
        <text:list-item>
          <text:p text:style-name="P8"><text:span text:style-name="T11">ALGO_REFUSED</text:span> Algorithm in DNSKEY or RRSIG or DS is not allowed as per local policy.</text:p>
        </text:list-item>
        <text:list-item>
          <text:p text:style-name="P8"><text:span text:style-name="T11">CLOCK_SKEW</text:span> Verified but with clock skew taken into account.</text:p>
        </text:list-item>
        <text:list-item>
          <text:p text:style-name="P8"><text:span text:style-name="T11">DUPLICATE_KEYTAG</text:span> Two DNSKEY records have the same keytag.</text:p>
        </text:list-item>
        <text:list-item>
          <text:p text:style-name="P8"><text:span text:style-name="T11">NO_PREFERRED_SEP</text:span> There is no DNSKEY in the parent DS set that our local policy allows us to traverse.</text:p>
        </text:list-item>
        <text:list-item>
          <text:p text:style-name="P8"><text:span text:style-name="T11">WRONG_RRSIG_OWNER</text:span> The RRSIG and the data that it purportedly covers have differing notions of owner name .</text:p>
        </text:list-item>
        <text:list-item>
          <text:p text:style-name="P8"><text:span text:style-name="T11">RRSIG_ALGO_MISMATCH</text:span> The DNSKEY and RRSIG pair have a mismatch in their algorithm. </text:p>
        </text:list-item>
        <text:list-item>
          <text:p text:style-name="P8"><text:span text:style-name="T11">KEYTAG_MISMATCH</text:span> The DNSKEY and RRSIG pair have a mismatch in the key tags. </text:p>
        </text:list-item>
        <text:list-item>
          <text:p text:style-name="P8"><text:span text:style-name="T11">VERIFIED</text:span> The signature verified OK. </text:p>
        </text:list-item>
        <text:list-item>
          <text:p text:style-name="P8"><text:span text:style-name="T11">LOCAL_ANSWER</text:span> Answer was obtained locally. This is currently not implemented. </text:p>
        </text:list-item>
        <text:list-item>
          <text:p text:style-name="P8"><text:span text:style-name="T11">TRUST_KEY</text:span> The key present in this assertion is trusted. </text:p>
        </text:list-item>
        <text:list-item>
          <text:p text:style-name="P8"><text:span text:style-name="T11">TRUST_ZONE</text:span> The zone in this assertion is trusted. </text:p>
        </text:list-item>
        <text:list-item>
          <text:p text:style-name="P8"><text:span text:style-name="T11">BARE_RRSIG</text:span> Query was for a RRSIG. </text:p>
          <text:p text:style-name="P9"/>
        </text:list-item>
      </text:list>
      <text:p text:style-name="First_20_line_20_indent">In cases where data is insufficient to generate a validation result, <text:span text:style-name="T5">ac_state</text:span> may also contain the following status values. The final validation result in such circumstances is <text:span text:style-name="T4">VALIDATION_ERROR</text:span>.</text:p>
      <text:p text:style-name="ParagraphSpacing"/>
      <text:list text:style-name="L6">
        <text:list-item>
          <text:p text:style-name="P8"><text:span text:style-name="T11">DATA_MISSING</text:span> No data was returned in the response. Based on what data was queried for this also covers cases where the DNSKEY or DS are missing. </text:p>
        </text:list-item>
        <text:list-item>
          <text:p text:style-name="P8"><text:span text:style-name="T11">RRSIG_MISSING</text:span> Could not find a RRSIG that matched the query type. </text:p>
        </text:list-item>
        <text:list-item>
          <text:p text:style-name="P8"><text:span text:style-name="T11">NO_TRUST_ANCHOR</text:span> No trust anchor at current level and no possibility for finding any up this tree. </text:p>
        </text:list-item>
        <text:list-item>
          <text:p text:style-name="P8"><text:span text:style-name="T11">UNTRUSTED_ZONE</text:span> The zone has been configured as untrusted. </text:p>
        </text:list-item>
        <text:list-item>
          <text:p text:style-name="P8"><text:span text:style-name="T11">IRRELEVANT_PROOF</text:span> An NSEC received does not contribute towards proving non-existence. </text:p>
        </text:list-item>
        <text:list-item>
          <text:p text:style-name="P8"><text:span text:style-name="T11">DNSSEC_VERSION_ERROR</text:span> DNSSEC version error. Not implemented. </text:p>
        </text:list-item>
        <text:list-item>
          <text:p text:style-name="P8"><text:span text:style-name="T11">TOO_MANY_LINKS</text:span> Too many links were traversed in going up the chain-of-trust. Not implemented. </text:p>
        </text:list-item>
        <text:list-item>
          <text:p text:style-name="P8"><text:span text:style-name="T11">UNKNOWN_DNSKEY_PROTO</text:span> The protocol field in the DNSKEY is not set to 3 (<text:span text:style-name="Preformatted_20_text">DNSSEC</text:span>).</text:p>
        </text:list-item>
        <text:list-item>
          <text:p text:style-name="P8"><text:span text:style-name="T11">FLOOD_ATTACK_DETECTED</text:span> Detected multiple (conflicting) answers for the same query. Possible spoofing attack. Not implemented. </text:p>
        </text:list-item>
        <text:list-item>
          <text:p text:style-name="P8"><text:span text:style-name="T11">CONFLICTING_ANSWERS</text:span> Multiple conflicting answers received for a query. </text:p>
        </text:list-item>
        <text:list-item>
          <text:p text:style-name="P8"><text:span text:style-name="T11">SR_REFERRAL_ERROR</text:span> Some error encountered while following referrals. </text:p>
        </text:list-item>
        <text:list-item>
          <text:p text:style-name="P8"><text:span text:style-name="T11">SR_MISSING_GLUE</text:span> Glue was missing.</text:p>
        </text:list-item>
        <text:list-item>
          <text:p text:style-name="P8"><text:span text:style-name="T6">Other DNS errors.</text:span> </text:p>
        </text:list-item>
      </text:list>
      <text:p text:style-name="ParagraphSpacing"/>
      <text:p text:style-name="First_20_line_20_indent">Assertion status values may be displayed using the <text:span text:style-name="T3">p_val_error()</text:span> interface.</text:p>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9">resolve_n_check()</text:span> interface is generic enough to allow almost any name resolution functionality to be made DNSSEC-aware. The following code snippet illustrates how <text:span text:style-name="T9">val_x_query()</text:span> is internally implemented using the <text:span text:style-name="T9">resolve_n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int val_x_query(const val_context_t *ctx,</text:p>
            <text:p text:style-name="Preformatted_20_Text"><text:s text:c="12"/>const char *domain_name,</text:p>
            <text:p text:style-name="Preformatted_20_Text"><text:s text:c="12"/>const u_int16_t class,</text:p>
            <text:p text:style-name="P10"><text:s text:c="12"/>const u_int16_t type,</text:p>
            <text:p text:style-name="Preformatted_20_Text"><text:s text:c="12"/>const u_int8_t flags,</text:p>
            <text:p text:style-name="Preformatted_20_Text"><text:s text:c="12"/>struct response_t *resp,</text:p>
            <text:p text:style-name="Preformatted_20_Text"><text:s text:c="12"/>int *resp_count)</text:p>
            <text:p text:style-name="Preformatted_20_Text">{</text:p>
            <text:p text:style-name="Preformatted_20_Text"><text:s text:c="4"/>struct query_chain *queries = NULL;</text:p>
            <text:p text:style-name="Preformatted_20_Text"><text:s text:c="4"/>struct assertion_chain *assertions = NULL;</text:p>
            <text:p text:style-name="Preformatted_20_Text"><text:s text:c="4"/>struct val_result *results = NULL;</text:p>
            <text:p text:style-name="Preformatted_20_Text"><text:s text:c="4"/>int retval;</text:p>
            <text:p text:style-name="Preformatted_20_Text"><text:s text:c="4"/>val_context_t *context;</text:p>
            <text:p text:style-name="Preformatted_20_Text"><text:s text:c="4"/>u_char name_n[MAXCDNAME];</text:p>
            <text:p text:style-name="Preformatted_20_Text"><text:s text:c="125"/></text:p>
            <text:p text:style-name="Preformatted_20_Text"><text:s text:c="4"/>if(ctx == NULL) {</text:p>
            <text:p text:style-name="Preformatted_20_Text"><text:s text:c="8"/>if(NO_ERROR !=(retval = get_context(NULL, &amp;context)))</text:p>
            <text:p text:style-name="Preformatted_20_Text"><text:s text:c="12"/>return retval;</text:p>
            <text:p text:style-name="Preformatted_20_Text"><text:s text:c="4"/>}</text:p>
            <text:p text:style-name="Preformatted_20_Text"><text:s text:c="4"/>else</text:p>
            <text:p text:style-name="Preformatted_20_Text"><text:s text:c="8"/>context = ctx;</text:p>
            <text:p text:style-name="Preformatted_20_Text"><text:s text:c="125"/></text:p>
            <text:p text:style-name="Preformatted_20_Text"><text:s text:c="4"/>if (ns_name_pton(domain_name, name_n, MAXCDNAME-1) == -1)</text:p>
            <text:p text:style-name="Preformatted_20_Text"><text:s text:c="8"/>return (BAD_ARGUMENT);</text:p>
            <text:p text:style-name="Preformatted_20_Text"><text:s text:c="4"/>if(NO_ERROR == (retval = resolve_n_check(context, name_n, </text:p>
            <text:p text:style-name="Preformatted_20_Text"><text:s text:c="31"/>type, class, flags,</text:p>
            <text:p text:style-name="Preformatted_20_Text"><text:s text:c="31"/>&amp;queries, &amp;assertions, &amp;results))) {</text:p>
            <text:p text:style-name="Preformatted_20_Text"/>
            <text:p text:style-name="Preformatted_20_Text"><text:s text:c="8"/>/* Construct the answer response in response_t */</text:p>
            <text:p text:style-name="Preformatted_20_Text"><text:s text:c="8"/>retval = compose_answer(name_n, type, class, results, </text:p>
            <text:p text:style-name="Preformatted_20_Text"><text:s text:c="36"/>resp, resp_count, flags);</text:p>
            <text:p text:style-name="Preformatted_20_Text"><text:s text:c="8"/>free_query_chain(&amp;queries);</text:p>
            <text:p text:style-name="Preformatted_20_Text"><text:s text:c="8"/>free_assertion_chain(&amp;assertions);</text:p>
            <text:p text:style-name="Preformatted_20_Text"><text:s text:c="8"/>free_result_chain(&amp;results);</text:p>
            <text:p text:style-name="Preformatted_20_Text"><text:s text:c="4"/>}</text:p>
            <text:p text:style-name="Preformatted_20_Text"><text:s text:c="4"/>if((ctx == NULL)&amp;&amp; context)</text:p>
            <text:p text:style-name="Preformatted_20_Text"><text:s text:c="8"/>destroy_context(context);</text:p>
            <text:p text:style-name="Preformatted_20_Text"><text:s text:c="4"/>return retval;</text:p>
            <text:p text:style-name="P11">}</text:p>
          </table:table-cell>
        </table:table-row>
      </table:table>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0-14T12:30:03</dc:date>
    <dc:language>en-US</dc:language>
    <meta:editing-cycles>29</meta:editing-cycles>
    <meta:editing-duration>PT3H59M59S</meta:editing-duration>
    <meta:user-defined meta:name="Info 1"/>
    <meta:user-defined meta:name="Info 2"/>
    <meta:user-defined meta:name="Info 3"/>
    <meta:user-defined meta:name="Info 4"/>
    <meta:document-statistic meta:table-count="17" meta:image-count="0" meta:object-count="0" meta:page-count="21" meta:paragraph-count="303" meta:word-count="3597" meta:character-count="25778"/>
  </office:meta>
</office:document-meta>
</file>